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5.835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48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4" table:default-cell-style-name="ce4"/>
        <table:table-column table:style-name="co5" table:default-cell-style-name="ce6"/>
        <table:table-column table:style-name="co1" table:number-columns-repeated="6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/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se</text:p>
          </table:table-cell>
          <table:table-cell table:style-name="ce3" office:value-type="string" calcext:value-type="string">
            <text:p>entao</text:p>
          </table:table-cell>
          <table:table-cell table:style-name="ce5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ATR</text:p>
          </table:table-cell>
          <table:table-cell table:style-name="ce2" office:value-type="string" calcext:value-type="string">
            <text:p>OPA</text:p>
          </table:table-cell>
          <table:table-cell table:style-name="ce2" office:value-type="string" calcext:value-type="string">
            <text:p>AB_P</text:p>
          </table:table-cell>
          <table:table-cell table:style-name="ce2" office:value-type="string" calcext:value-type="string">
            <text:p>FC_P</text:p>
          </table:table-cell>
          <table:table-cell table:style-name="ce2" office:value-type="string" calcext:value-type="string">
            <text:p>PT_V</text:p>
          </table:table-cell>
          <table:table-cell table:style-name="ce2" office:value-type="string" calcext:value-type="string">
            <text:p>VIR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-2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A-P'-P</text:p>
          </table:table-cell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S-4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 table:number-columns-repeated="2"/>
          <table:table-cell office:value-type="string" calcext:value-type="string">
            <text:p>S-9</text:p>
          </table:table-cell>
          <table:table-cell table:number-columns-repeated="5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-17</text:p>
          </table:table-cell>
          <table:table-cell table:number-columns-repeated="6"/>
          <table:table-cell office:value-type="string" calcext:value-type="string">
            <text:p>S-19</text:p>
          </table:table-cell>
          <table:table-cell office:value-type="string" calcext:value-type="string">
            <text:p>S-21</text:p>
          </table:table-cell>
          <table:table-cell office:value-type="string" calcext:value-type="string">
            <text:p>S-20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R-P-inicio V A</text:p>
          </table:table-cell>
          <table:table-cell table:number-columns-repeated="100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 table:number-columns-repeated="2"/>
          <table:table-cell office:value-type="string" calcext:value-type="string">
            <text:p>S-9</text:p>
          </table:table-cell>
          <table:table-cell table:number-columns-repeated="5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 table:number-columns-repeated="2"/>
          <table:table-cell office:value-type="string" calcext:value-type="string">
            <text:p>S-9</text:p>
          </table:table-cell>
          <table:table-cell table:number-columns-repeated="5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 table:number-columns-repeated="2"/>
          <table:table-cell office:value-type="string" calcext:value-type="string">
            <text:p>S-9</text:p>
          </table:table-cell>
          <table:table-cell table:number-columns-repeated="5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5"/>
          <table:table-cell office:value-type="string" calcext:value-type="string">
            <text:p>R-A-fim</text:p>
          </table:table-cell>
          <table:table-cell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-25</text:p>
          </table:table-cell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S-28</text:p>
          </table:table-cell>
          <table:table-cell office:value-type="string" calcext:value-type="string">
            <text:p>S-27</text:p>
          </table:table-cell>
          <table:table-cell office:value-type="string" calcext:value-type="string">
            <text:p>S-29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17"/>
          <table:table-cell office:value-type="string" calcext:value-type="string">
            <text:p>S-30</text:p>
          </table:table-cell>
          <table:table-cell table:number-columns-repeated="100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/>
          <table:table-cell office:value-type="string" calcext:value-type="string">
            <text:p>S-35</text:p>
          </table:table-cell>
          <table:table-cell table:number-columns-repeated="6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19"/>
          <table:table-cell office:value-type="string" calcext:value-type="string">
            <text:p>S-36</text:p>
          </table:table-cell>
          <table:table-cell table:number-columns-repeated="100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"/>
          <table:table-cell table:number-columns-repeated="3" office:value-type="string" calcext:value-type="string">
            <text:p>R-V-varinicio LV</text:p>
          </table:table-cell>
          <table:table-cell table:number-columns-repeated="2"/>
          <table:table-cell office:value-type="string" calcext:value-type="string">
            <text:p>R-V-varinicio LV</text:p>
          </table:table-cell>
          <table:table-cell table:number-columns-repeated="5"/>
          <table:table-cell office:value-type="string" calcext:value-type="string">
            <text:p>R-V-varinicio LV</text:p>
          </table:table-cell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-17</text:p>
          </table:table-cell>
          <table:table-cell table:number-columns-repeated="6"/>
          <table:table-cell office:value-type="string" calcext:value-type="string">
            <text:p>S-19</text:p>
          </table:table-cell>
          <table:table-cell office:value-type="string" calcext:value-type="string">
            <text:p>S-21</text:p>
          </table:table-cell>
          <table:table-cell office:value-type="string" calcext:value-type="string">
            <text:p>S-20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S-39</text:p>
          </table:table-cell>
          <table:table-cell table:number-columns-repeated="100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14"/>
          <table:table-cell office:value-type="string" calcext:value-type="string">
            <text:p>S-37</text:p>
          </table:table-cell>
          <table:table-cell table:number-columns-repeated="100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14"/>
          <table:table-cell office:value-type="string" calcext:value-type="string">
            <text:p>R-TIPO-inteiro</text:p>
          </table:table-cell>
          <table:table-cell table:number-columns-repeated="100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14"/>
          <table:table-cell office:value-type="string" calcext:value-type="string">
            <text:p>R-TIPO-real</text:p>
          </table:table-cell>
          <table:table-cell table:number-columns-repeated="100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R-TIPO-literal</text:p>
          </table:table-cell>
          <table:table-cell table:number-columns-repeated="100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-A-ES A</text:p>
          </table:table-cell>
          <table:table-cell table:number-columns-repeated="100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-A-CMD A</text:p>
          </table:table-cell>
          <table:table-cell table:number-columns-repeated="100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-A-COND A</text:p>
          </table:table-cell>
          <table:table-cell table:number-columns-repeated="100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1"/>
          <table:table-cell office:value-type="string" calcext:value-type="string">
            <text:p>S-41</text:p>
          </table:table-cell>
          <table:table-cell table:number-columns-repeated="100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1"/>
          <table:table-cell office:value-type="string" calcext:value-type="string">
            <text:p>S-42</text:p>
          </table:table-cell>
          <table:table-cell table:number-columns-repeated="100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1"/>
          <table:table-cell office:value-type="string" calcext:value-type="string">
            <text:p>R-ARG-LIT</text:p>
          </table:table-cell>
          <table:table-cell table:number-columns-repeated="100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R-ARG-NUM</text:p>
          </table:table-cell>
          <table:table-cell table:number-columns-repeated="100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1"/>
          <table:table-cell office:value-type="string" calcext:value-type="string">
            <text:p>R-ARG-ID</text:p>
          </table:table-cell>
          <table:table-cell table:number-columns-repeated="100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12"/>
          <table:table-cell office:value-type="string" calcext:value-type="string">
            <text:p>S-46</text:p>
          </table:table-cell>
          <table:table-cell/>
          <table:table-cell office:value-type="string" calcext:value-type="string">
            <text:p>S-45</text:p>
          </table:table-cell>
          <table:table-cell table:number-columns-repeated="100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3"/>
          <table:table-cell table:number-columns-repeated="3" office:value-type="string" calcext:value-type="string">
            <text:p>R-COND-CAB CP</text:p>
          </table:table-cell>
          <table:table-cell/>
          <table:table-cell table:number-columns-repeated="2" office:value-type="string" calcext:value-type="string">
            <text:p>R-COND-CAB CP</text:p>
          </table:table-cell>
          <table:table-cell table:number-columns-repeated="5"/>
          <table:table-cell office:value-type="string" calcext:value-type="string">
            <text:p>R-COND-CAB CP</text:p>
          </table:table-cell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/>
          <table:table-cell office:value-type="string" calcext:value-type="string">
            <text:p>S-35</text:p>
          </table:table-cell>
          <table:table-cell table:number-columns-repeated="6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/>
          <table:table-cell office:value-type="string" calcext:value-type="string">
            <text:p>S-35</text:p>
          </table:table-cell>
          <table:table-cell table:number-columns-repeated="6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S-11</text:p>
          </table:table-cell>
          <table:table-cell office:value-type="string" calcext:value-type="string">
            <text:p>S-10</text:p>
          </table:table-cell>
          <table:table-cell office:value-type="string" calcext:value-type="string">
            <text:p>S-14</text:p>
          </table:table-cell>
          <table:table-cell/>
          <table:table-cell office:value-type="string" calcext:value-type="string">
            <text:p>S-35</text:p>
          </table:table-cell>
          <table:table-cell table:number-columns-repeated="6"/>
          <table:table-cell office:value-type="string" calcext:value-type="string">
            <text:p>S-12</text:p>
          </table:table-cell>
          <table:table-cell table:number-columns-repeated="100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3"/>
          <table:table-cell table:number-columns-repeated="3" office:value-type="string" calcext:value-type="string">
            <text:p>R-CP-fimse</text:p>
          </table:table-cell>
          <table:table-cell/>
          <table:table-cell table:number-columns-repeated="2" office:value-type="string" calcext:value-type="string">
            <text:p>R-CP-fimse</text:p>
          </table:table-cell>
          <table:table-cell table:number-columns-repeated="5"/>
          <table:table-cell office:value-type="string" calcext:value-type="string">
            <text:p>R-CP-fimse</text:p>
          </table:table-cell>
          <table:table-cell table:number-columns-repeated="100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12"/>
          <table:table-cell office:value-type="string" calcext:value-type="string">
            <text:p>S-46</text:p>
          </table:table-cell>
          <table:table-cell/>
          <table:table-cell office:value-type="string" calcext:value-type="string">
            <text:p>S-45</text:p>
          </table:table-cell>
          <table:table-cell table:number-columns-repeated="100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1"/>
          <table:table-cell office:value-type="string" calcext:value-type="string">
            <text:p>R-L-ID</text:p>
          </table:table-cell>
          <table:table-cell office:value-type="string" calcext:value-type="string">
            <text:p>S-52</text:p>
          </table:table-cell>
          <table:table-cell table:number-columns-repeated="100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S-53</text:p>
          </table:table-cell>
          <table:table-cell table:number-columns-repeated="100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3"/>
          <table:table-cell table:number-columns-repeated="3" office:value-type="string" calcext:value-type="string">
            <text:p>R-LV-varfim PT_V</text:p>
          </table:table-cell>
          <table:table-cell table:number-columns-repeated="2"/>
          <table:table-cell office:value-type="string" calcext:value-type="string">
            <text:p>R-LV-varfim PT_V</text:p>
          </table:table-cell>
          <table:table-cell table:number-columns-repeated="5"/>
          <table:table-cell office:value-type="string" calcext:value-type="string">
            <text:p>R-LV-varfim PT_V</text:p>
          </table:table-cell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3"/>
          <table:table-cell table:number-columns-repeated="3" office:value-type="string" calcext:value-type="string">
            <text:p>R-LV-D LV</text:p>
          </table:table-cell>
          <table:table-cell table:number-columns-repeated="2"/>
          <table:table-cell office:value-type="string" calcext:value-type="string">
            <text:p>R-LV-D LV</text:p>
          </table:table-cell>
          <table:table-cell table:number-columns-repeated="5"/>
          <table:table-cell office:value-type="string" calcext:value-type="string">
            <text:p>R-LV-D LV</text:p>
          </table:table-cell>
          <table:table-cell table:number-columns-repeated="100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3"/>
          <table:table-cell table:number-columns-repeated="3" office:value-type="string" calcext:value-type="string">
            <text:p>R-ES-leia ID PT_V</text:p>
          </table:table-cell>
          <table:table-cell/>
          <table:table-cell table:number-columns-repeated="2" office:value-type="string" calcext:value-type="string">
            <text:p>R-ES-leia ID PT_V</text:p>
          </table:table-cell>
          <table:table-cell table:number-columns-repeated="5"/>
          <table:table-cell office:value-type="string" calcext:value-type="string">
            <text:p>R-ES-leia ID PT_V</text:p>
          </table:table-cell>
          <table:table-cell table:number-columns-repeated="100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3"/>
          <table:table-cell table:number-columns-repeated="3" office:value-type="string" calcext:value-type="string">
            <text:p>R-ES-escreva ARG PT_V</text:p>
          </table:table-cell>
          <table:table-cell/>
          <table:table-cell table:number-columns-repeated="2" office:value-type="string" calcext:value-type="string">
            <text:p>R-ES-escreva ARG PT_V</text:p>
          </table:table-cell>
          <table:table-cell table:number-columns-repeated="5"/>
          <table:table-cell office:value-type="string" calcext:value-type="string">
            <text:p>R-ES-escreva ARG PT_V</text:p>
          </table:table-cell>
          <table:table-cell table:number-columns-repeated="100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21"/>
          <table:table-cell office:value-type="string" calcext:value-type="string">
            <text:p>S-54</text:p>
          </table:table-cell>
          <table:table-cell table:number-columns-repeated="100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18"/>
          <table:table-cell office:value-type="string" calcext:value-type="string">
            <text:p>S-55</text:p>
          </table:table-cell>
          <table:table-cell table:number-columns-repeated="2"/>
          <table:table-cell office:value-type="string" calcext:value-type="string">
            <text:p>R-LD-OPRD</text:p>
          </table:table-cell>
          <table:table-cell table:number-columns-repeated="100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16"/>
          <table:table-cell office:value-type="string" calcext:value-type="string">
            <text:p>R-OPRD-ID</text:p>
          </table:table-cell>
          <table:table-cell/>
          <table:table-cell office:value-type="string" calcext:value-type="string">
            <text:p>R-OPRD-ID</text:p>
          </table:table-cell>
          <table:table-cell/>
          <table:table-cell table:number-columns-repeated="2" office:value-type="string" calcext:value-type="string">
            <text:p>R-OPRD-ID</text:p>
          </table:table-cell>
          <table:table-cell table:number-columns-repeated="100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16"/>
          <table:table-cell office:value-type="string" calcext:value-type="string">
            <text:p>R-OPRD-NUM</text:p>
          </table:table-cell>
          <table:table-cell/>
          <table:table-cell office:value-type="string" calcext:value-type="string">
            <text:p>R-OPRD-NUM</text:p>
          </table:table-cell>
          <table:table-cell/>
          <table:table-cell table:number-columns-repeated="2" office:value-type="string" calcext:value-type="string">
            <text:p>R-OPRD-NUM</text:p>
          </table:table-cell>
          <table:table-cell table:number-columns-repeated="100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3"/>
          <table:table-cell table:number-columns-repeated="3" office:value-type="string" calcext:value-type="string">
            <text:p>R-CP-ES CP</text:p>
          </table:table-cell>
          <table:table-cell/>
          <table:table-cell table:number-columns-repeated="2" office:value-type="string" calcext:value-type="string">
            <text:p>R-CP-ES CP</text:p>
          </table:table-cell>
          <table:table-cell table:number-columns-repeated="5"/>
          <table:table-cell office:value-type="string" calcext:value-type="string">
            <text:p>R-CP-ES CP</text:p>
          </table:table-cell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3"/>
          <table:table-cell table:number-columns-repeated="3" office:value-type="string" calcext:value-type="string">
            <text:p>R-CP-CMD CP</text:p>
          </table:table-cell>
          <table:table-cell/>
          <table:table-cell table:number-columns-repeated="2" office:value-type="string" calcext:value-type="string">
            <text:p>R-CP-CMD CP</text:p>
          </table:table-cell>
          <table:table-cell table:number-columns-repeated="5"/>
          <table:table-cell office:value-type="string" calcext:value-type="string">
            <text:p>R-CP-CMD CP</text:p>
          </table:table-cell>
          <table:table-cell table:number-columns-repeated="100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number-columns-repeated="3"/>
          <table:table-cell table:number-columns-repeated="3" office:value-type="string" calcext:value-type="string">
            <text:p>R-CP-COND CP</text:p>
          </table:table-cell>
          <table:table-cell/>
          <table:table-cell table:number-columns-repeated="2" office:value-type="string" calcext:value-type="string">
            <text:p>R-CP-COND CP</text:p>
          </table:table-cell>
          <table:table-cell table:number-columns-repeated="5"/>
          <table:table-cell office:value-type="string" calcext:value-type="string">
            <text:p>R-CP-COND CP</text:p>
          </table:table-cell>
          <table:table-cell table:number-columns-repeated="100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0"/>
          <table:table-cell office:value-type="string" calcext:value-type="string">
            <text:p>S-57</text:p>
          </table:table-cell>
          <table:table-cell table:number-columns-repeated="100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16"/>
          <table:table-cell office:value-type="string" calcext:value-type="string">
            <text:p>S-56</text:p>
          </table:table-cell>
          <table:table-cell table:number-columns-repeated="100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14"/>
          <table:table-cell office:value-type="string" calcext:value-type="string">
            <text:p>S-37</text:p>
          </table:table-cell>
          <table:table-cell table:number-columns-repeated="100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R-D-TIPO L PT_V</text:p>
          </table:table-cell>
          <table:table-cell table:number-columns-repeated="6"/>
          <table:table-cell table:number-columns-repeated="3" office:value-type="string" calcext:value-type="string">
            <text:p>R-D-TIPO L PT_V</text:p>
          </table:table-cell>
          <table:table-cell table:number-columns-repeated="101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3"/>
          <table:table-cell table:number-columns-repeated="3" office:value-type="string" calcext:value-type="string">
            <text:p>R-CMD-ID ATR LD PT_V</text:p>
          </table:table-cell>
          <table:table-cell/>
          <table:table-cell table:number-columns-repeated="2" office:value-type="string" calcext:value-type="string">
            <text:p>R-CMD-ID ATR LD PT_V</text:p>
          </table:table-cell>
          <table:table-cell table:number-columns-repeated="5"/>
          <table:table-cell office:value-type="string" calcext:value-type="string">
            <text:p>R-CMD-ID ATR LD PT_V</text:p>
          </table:table-cell>
          <table:table-cell table:number-columns-repeated="100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12"/>
          <table:table-cell office:value-type="string" calcext:value-type="string">
            <text:p>S-46</text:p>
          </table:table-cell>
          <table:table-cell/>
          <table:table-cell office:value-type="string" calcext:value-type="string">
            <text:p>S-45</text:p>
          </table:table-cell>
          <table:table-cell table:number-columns-repeated="100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S-46</text:p>
          </table:table-cell>
          <table:table-cell/>
          <table:table-cell office:value-type="string" calcext:value-type="string">
            <text:p>S-45</text:p>
          </table:table-cell>
          <table:table-cell table:number-columns-repeated="100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S-60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1"/>
          <table:table-cell office:value-type="string" calcext:value-type="string">
            <text:p>R-LD-OPRD OPA OPRD</text:p>
          </table:table-cell>
          <table:table-cell table:number-columns-repeated="100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20"/>
          <table:table-cell office:value-type="string" calcext:value-type="string">
            <text:p>R-EXP_R-OPRD OPR OPRD</text:p>
          </table:table-cell>
          <table:table-cell table:number-columns-repeated="100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3"/>
          <table:table-cell table:number-columns-repeated="3" office:value-type="string" calcext:value-type="string">
            <text:p>R-CAB-se AB_P EXP_R FC_P entao</text:p>
          </table:table-cell>
          <table:table-cell/>
          <table:table-cell office:value-type="string" calcext:value-type="string">
            <text:p>R-CAB-se AB_P EXP_R FC_P entao</text:p>
          </table:table-cell>
          <table:table-cell table:number-columns-repeated="6"/>
          <table:table-cell office:value-type="string" calcext:value-type="string">
            <text:p>R-CAB-se AB_P EXP_R FC_P entao</text:p>
          </table:table-cell>
          <table:table-cell table:number-columns-repeated="100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21"/>
          <table:table-cell office:value-type="string" calcext:value-type="string">
            <text:p>R-L-ID VIR L</text:p>
          </table:table-cell>
          <table:table-cell table:number-columns-repeated="100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1-20T11:07:57</meta:creation-date>
    <dc:date>2023-01-20T11:37:43.210905076</dc:date>
    <meta:generator>LibreOffice/7.3.7.2$Linux_X86_64 LibreOffice_project/30$Build-2</meta:generator>
    <meta:editing-duration>PT3H19M25S</meta:editing-duration>
    <meta:editing-cycles>1</meta:editing-cycles>
    <meta:document-statistic meta:table-count="1" meta:cell-count="258" meta:object-count="0"/>
    <meta:user-defined meta:name="AppVersion">3.0</meta:user-defined>
  </office:meta>
</office:document-meta>
</file>